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RUCTURAS DE DATOS ORIENTADOS A OBJETOS USANDO JAVA</text:p>
      <text:p text:style-name="P1"/>
      <text:p text:style-name="P2">NIVELES DE DATOS</text:p>
      <text:p text:style-name="P2"/>
      <text:p text:style-name="P3">En este libro crearemos y usaremos Tipos de Datos Abstractos (ADT en ingles). Tratamos con ADT de tres perspetivas o niveles diferentes:</text:p>
      <text:p text:style-name="P3"/>
      <text:list xml:id="list7300596024392082837" text:style-name="L1">
        <text:list-item>
          <text:p text:style-name="P5">Nivel de Aplicación:</text:p>
          <text:p text:style-name="P7">Como programador de aplicaciones, utilizamos el ADT para resolver un problema. Al trabajar en la aplicación, solo <text:s/>necesitamos saber que instrucciones de programa usar para crear instancias de ADT e invocar sus operación. Es decir, nuestra aplicación es un cliente ADT. Puede haber muchos clientes diferentes <text:s/>que usan el mismo ADT. Debemos tener en cuenta que un cliente de un ADT no tiene que ser una aplicación, cualquier codigo que use el ADT se considera un cliente, incluso podria ser un codigo utilzado en la implementacion de otro ADT. </text:p>
        </text:list-item>
        <text:list-item>
          <text:p text:style-name="P5">Nivel Abstracto (o Logico): </text:p>
          <text:p text:style-name="P7">Este nivel proporciona una vista abstracta de los valores de los datos (el dominio) y el conjunto de operaciones para manipularlos. Aqui tratamos con el ¿que es el ADT? 'que modelo? ¿cuales son sus responsabilidades? ¿cual es su interface?. Esta especificacion es utilizada por el programador de aplicación/cliente para decidir cuando y como usar el ADT. </text:p>
        </text:list-item>
        <text:list-item>
          <text:p text:style-name="P5">Nivel de Implementacion (concreto o interno): <text:span text:style-name="T1">El programador de implementacion diseña y desarrolla una representacion especifica de la estuctura para contener los datos asi como la implementacion de las operaciones. Aqui tratamos preguntas como ¿comó representamos y manipulamos los datos? ¿como cumplimos con las responsabilidades de ADT?</text:span></text:p>
        </text:list-item>
      </text:list>
      <text:p text:style-name="P2"><text:span text:style-name="T1"/></text:p>
      <text:p text:style-name="P2">JAVA NOTE</text:p>
      <text:p text:style-name="P2"/>
      <text:p text:style-name="P3">Java interface no pueden ser instanciados. Las interfaces pueden ser implementadas por clases o extendidos por otras interf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31T08:21:41.80</meta:creation-date>
    <dc:date>2018-02-28T09:38:21</dc:date>
    <dc:creator>cv </dc:creator>
    <meta:editing-duration>PT3H6M2S</meta:editing-duration>
    <meta:editing-cycles>4</meta:editing-cycles>
    <meta:generator>OpenOffice/4.1.4$Win32 OpenOffice.org_project/414m5$Build-9788</meta:generator>
    <meta:document-statistic meta:table-count="0" meta:image-count="0" meta:object-count="0" meta:page-count="1" meta:paragraph-count="10" meta:word-count="255" meta:character-count="1634"/>
  </office:meta>
</office:document-meta>
</file>